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Wozu noch Textdateien?</text:p>
      <text:p text:style-name="Author">Patrick Bucher</text:p>
      <text:p text:style-name="Date">11.04.2017</text:p>
      <text:p text:style-name="Text_20_body">Windows- und Mac-User schreiben Texte meistens mit <text:span text:style-name="T1">Microsoft Word</text:span>. Als Dateiformat verwenden sie <text:span text:style-name="T1">Office Open XML</text:span> (OOXML<text:a xlink:type="simple" xlink:href="#1" office:name=""><text:span text:style-name="Definition">1</text:span></text:a>, <text:span text:style-name="Source_Text">.docx</text:span>). Mit <text:span text:style-name="T1">Libre Office Writer</text:span><text:a xlink:type="simple" xlink:href="#2" office:name=""><text:span text:style-name="Definition">2</text:span></text:a> gibt es eine kostenlose Alternative zu <text:span text:style-name="T1">Microsoft Word</text:span>. Diese Software verwendet ein eigenes Dateiformat: <text:span text:style-name="T1">OpenDocument Text</text:span> (ODT<text:a xlink:type="simple" xlink:href="#3" office:name=""><text:span text:style-name="Definition">3</text:span></text:a>, <text:span text:style-name="Source_Text">.odt</text:span>).</text:p>
      <text:p text:style-name="Text_20_body">Beide Programme (<text:span text:style-name="T1">Word</text:span> und <text:span text:style-name="T1">Writer</text:span>) untersützen beide Formate (OOXML und ODT). Im Gegensatz zu <text:span text:style-name="T1">Word</text:span> funktioniert aber <text:span text:style-name="T1">Writer</text:span> auch auf Linux. Hartgesottene Linux-User verwenden aber lieber einfache Textdateien zum Speichern und Bearbeiten ihrer Texte. Warum?</text:p>
      <text:h text:style-name="Heading_20_1" text:outline-level="1">Unterschiede zwischen Textdateien und <text:span text:style-name="T1">OOXML/ODT</text:span></text:h>
      <text:p text:style-name="First_20_paragraph">OOXML und ODT speichern Texte in einer komprimierten XML-Struktur ab. Einfache Textdateien haben keine solche Struktur, sondern bestehen nur aus einer Reihe von Zeichen. Dadurch ergeben sich einige Unterschiede in der Handhabung von OOXML/ODT-Dateien einerseits und Textdateien andererseits:</text:p>
      <text:list text:style-name="L1">
        <text:list-item>
          <text:p text:style-name="P1">OOXML/ODT-Dateien lassen sich nur mit <text:span text:style-name="T1">Word</text:span> und <text:span text:style-name="T1">Writer</text:span> zuverlässig bearbeiten. Textdateien lassen sich mit einem beliebigen Texteditor bearbeiten.</text:p>
        </text:list-item>
        <text:list-item>
          <text:p text:style-name="P1">OOXML/ODT-Dateien enthalten viele Zusatzinformationen für Formatierung, Struktur und zusätzliche Einstellungen. Textdateien haben diesen <text:span text:style-name="T1">Overhead</text:span> nicht, da sie nur die eigentlichen Nutzdaten enthalten.</text:p>
        </text:list-item>
        <text:list-item>
          <text:p text:style-name="P1">OOXML/ODT-Dateien können nur so lange gelesen werden, wie die enstprechenden Programme dazu verfügbar sind. Textdateien, die nur aus einer Reihe von Zeichen bestehen, können immer gelesen werden.</text:p>
        </text:list-item>
        <text:list-item>
          <text:p text:style-name="P1">OOXML/ODT-Dateien lassen sich nur im «WYSIWYG»-Modus («what you see is what you get») bearbeiten. Textdateien lassen sich auch als <text:span text:style-name="T1">Textstrom</text:span> bearbeiten.</text:p>
        </text:list-item>
      </text:list>
      <text:p text:style-name="First_20_paragraph">Aus den ersten drei Punkten ergeben sich drei offensichtliche Vorteile für Textdateien. Doch welche Vorteile bieten <text:span text:style-name="T1">Textströme</text:span>?</text:p>
      <text:h text:style-name="Heading_20_1" text:outline-level="1">Anwendungsbeispiel: Wörter in mehreren Artikeln zählen</text:h>
      <text:p text:style-name="First_20_paragraph">Angenommen, wir haben eine Reihe von Artikeln; einmal im ODT-Format (<text:span text:style-name="Source_Text">.odt</text:span>) und einmal im Textformat (<text:span text:style-name="Source_Text">.txt</text:span>). Nun wollen wir herausfinden, welcher Artikel in Wörtern gemessen der längste ist. Mit unseren ODT-Dateien verfahren wir folgendermassen:</text:p>
      <text:list text:style-name="L2">
        <text:list-item>
          <text:p text:style-name="P2">Wir öffnen den ersten Artikel mit <text:span text:style-name="T1">Writer</text:span>.</text:p>
        </text:list-item>
        <text:list-item>
          <text:p text:style-name="P2">Wir gehen auf das Menü <text:span text:style-name="T1">Tools</text:span> und wählen den Eintrag <text:span text:style-name="T1">Word Count</text:span>.</text:p>
        </text:list-item>
        <text:list-item>
          <text:p text:style-name="P2">Wir notieren uns den Dateinamen und die Anzahl Wörter dazu.</text:p>
        </text:list-item>
        <text:list-item>
          <text:p text:style-name="P2">Wir schliessen den Artikel.</text:p>
        </text:list-item>
        <text:list-item>
          <text:p text:style-name="P2">Wir wiederholen den Vorgang für den nächsten Artikel.</text:p>
        </text:list-item>
      </text:list>
      <text:p text:style-name="First_20_paragraph">Dieses Vorgehen ist sehr aufwändig. Zudem muss der ganze Vorgang zu einem späteren Zeitpunkt wiederholt werden, falls die Artikel in Zwischenzeit umgeschrieben wurden.</text:p>
      <text:p text:style-name="Text_20_body">Mit Textdateien funktioniert das einfacher. Man verwendet einfach folgende Befehlszeile, die untenstehende Ausgabe ergibt:</text:p>
      <text:p text:style-name="P3">$ wc -w *.txt | sort -n -r</text:p>
      <text:p text:style-name="P4"/>
      <text:p text:style-name="P5">2220 eigenes-bier-brauen.txt</text:p>
      <text:p text:style-name="P6">1739 berlinreise.txt</text:p>
      <text:p text:style-name="P7">1231 neues-aquarium.txt</text:p>
      <text:p text:style-name="P8"><text:s text:c="1"/>893 im-stau.txt</text:p>
      <text:p text:style-name="First_20_paragraph">Doch was hat das ganze zu bedeuten? Schauen wir uns die Befehlszeile genauer an:</text:p>
      <text:h text:style-name="Heading_20_2" text:outline-level="2">Der <text:span text:style-name="Source_Text">wc</text:span>-Befehl</text:h>
      <text:list text:style-name="L3">
        <text:list-item>
          <text:p text:style-name="P9"><text:span text:style-name="Source_Text">wc</text:span><text:a xlink:type="simple" xlink:href="#4" office:name=""><text:span text:style-name="Definition">4</text:span></text:a> steht für «word count» und zählt die Wörter in einer Datei.</text:p>
        </text:list-item>
        <text:list-item>
          <text:p text:style-name="P9">Standardmässig gibt <text:span text:style-name="Source_Text">wc</text:span> die Anzahl Zeilen, Wörter und Zeichen einer Datei aus. Mit dem Parameter <text:span text:style-name="Source_Text">-w</text:span> (für «words») erhalten wir nur die Anzahl Wörter.</text:p>
        </text:list-item>
        <text:list-item>
          <text:p text:style-name="P9">Mit <text:span text:style-name="Source_Text">*.txt</text:span> übergeben wir dem Programm sämtliche Textdateien im Arbeitsverzeichnis.</text:p>
        </text:list-item>
      </text:list>
      <text:p text:style-name="First_20_paragraph"><text:span text:style-name="Source_Text">wc -w *.txt</text:span> ist der erste Teil des Befehls. Führte man ihn aus, erhielte man folgende Ausgabe:</text:p>
      <text:p text:style-name="P10">$ wc -w *.txt</text:p>
      <text:p text:style-name="P11"/>
      <text:p text:style-name="P12">1739 berlinreise.txt</text:p>
      <text:p text:style-name="P13">2220 eigenes-bier-brauen.txt</text:p>
      <text:p text:style-name="P14"><text:s text:c="1"/>893 im-stau.txt</text:p>
      <text:p text:style-name="P15">1231 neues-aquarium.txt</text:p>
      <text:p text:style-name="First_20_paragraph">Wir sehen die Anzahl Wörter in der ersten Spalte, doch die Zeilen sind nicht sortiert.</text:p>
      <text:h text:style-name="Heading_20_2" text:outline-level="2">Die Ausgabe an <text:span text:style-name="Source_Text">sort</text:span> weiterleiten</text:h>
      <text:p text:style-name="First_20_paragraph">Über das Muster <text:span text:style-name="Source_Text">*.txt</text:span> erhält <text:span text:style-name="Source_Text">wc</text:span> die Dateien in alphabetischer Reihenfolge, und gibt sie auch in alphabetischer Reihenfolge wieder aus. Darum kommt jetzt <text:span text:style-name="Source_Text">sort</text:span><text:a xlink:type="simple" xlink:href="#5" office:name=""><text:span text:style-name="Definition">5</text:span></text:a> zum Zug.</text:p>
      <text:list text:style-name="L4">
        <text:list-item>
          <text:p text:style-name="P16">Zwischen den Befehlen steht das Zeichen <text:span text:style-name="Source_Text">|</text:span>. Das ist eine sogenannte <text:span text:style-name="T1">Pipe</text:span>, zu Deutsch etwa «Röhre». Eine Pipe nimmt die Ausgabe eines Programmes entgegen und leitet sie als Eingabe zum nächsten Programm weiter. <text:span text:style-name="T1">Der Text «fliesst» also wie ein Strom durch die Röhre.</text:span> (Textstrom)</text:p>
        </text:list-item>
        <text:list-item>
          <text:p text:style-name="P16">Das nächste Programm ist <text:span text:style-name="Source_Text">sort</text:span>, das Textzeilen in alphabetisch aufsteigender Reihenfolge sortiert.</text:p>
        </text:list-item>
        <text:list-item>
          <text:p text:style-name="P16">Da wir keine alphabetische, sondern eine numerische Sortierung benötigen («100» wäre gemäss alphabetischer Sortierung kleiner als «9»), geben wir den Parameter <text:span text:style-name="Source_Text">-n</text:span> («numeric») an.</text:p>
        </text:list-item>
        <text:list-item>
          <text:p text:style-name="P16">Zudem soll die Reihenfolge nicht aufsteigend (die kleinste Zahl am Anfang) sondern absteigend (die grösste Zahl am Anfang) sein, was wir mit dem Parameter <text:span text:style-name="Source_Text">-r</text:span> («reverse») machen.</text:p>
        </text:list-item>
      </text:list>
      <text:p text:style-name="First_20_paragraph">Wir haben gesehen, dass sich ein alltägliches Problem mithilfe von Textdateien und einfachen Programmen (<text:span text:style-name="Source_Text">wc</text:span> und <text:span text:style-name="Source_Text">sort</text:span>) effizienter lösen lässt als mit einer Textverarbeitung.</text:p>
      <text:h text:style-name="Heading_20_1" text:outline-level="1">Quellen</text:h>
      <text:list text:style-name="L5">
        <text:list-item>
          <text:p text:style-name="P17"><text:a xlink:type="simple" xlink:href="http://officeopenxml.com/" office:name=""><text:span text:style-name="Definition">Office Open XML</text:span></text:a></text:p>
        </text:list-item>
        <text:list-item>
          <text:p text:style-name="P17"><text:a xlink:type="simple" xlink:href="https://www.libreoffice.org/discover/writer/" office:name=""><text:span text:style-name="Definition">LibreOffice Writer</text:span></text:a></text:p>
        </text:list-item>
        <text:list-item>
          <text:p text:style-name="P17"><text:a xlink:type="simple" xlink:href="http://opendocumentformat.org/" office:name=""><text:span text:style-name="Definition">Open Document Format</text:span></text:a></text:p>
        </text:list-item>
        <text:list-item>
          <text:p text:style-name="P17"><text:a xlink:type="simple" xlink:href="http://pubs.opengroup.org/onlinepubs/009604499/utilities/wc.html" office:name=""><text:span text:style-name="Definition">Der <text:span text:style-name="Source_Text">wc</text:span>-Befehl</text:span></text:a></text:p>
        </text:list-item>
        <text:list-item>
          <text:p text:style-name="P17"><text:a xlink:type="simple" xlink:href="http://pubs.opengroup.org/onlinepubs/9699919799/utilities/sort.html" office:name=""><text:span text:style-name="Definition">Der <text:span text:style-name="Source_Text">sort</text:span>-Befeh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